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17.96mm"/>
    </style:style>
    <style:style style:name="co8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odel_0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2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rotation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  <table:table-cell/>
          <table:table-cell office:value-type="string" calcext:value-type="string">
            <text:p>Model_2 nogoods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2" calcext:value-type="float">
            <text:p>0.00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6" calcext:value-type="float">
            <text:p>0.000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3" calcext:value-type="float">
            <text:p>0.00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7" calcext:value-type="float">
            <text:p>0.000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.00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.04</text:p>
          </table:table-cell>
          <table:table-cell office:value-type="float" office:value="11585" calcext:value-type="float">
            <text:p>115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4" calcext:value-type="float">
            <text:p>0.00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309" calcext:value-type="float">
            <text:p>0.309</text:p>
          </table:table-cell>
          <table:table-cell office:value-type="float" office:value="75108" calcext:value-type="float">
            <text:p>751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7" calcext:value-type="float">
            <text:p>0.007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392" calcext:value-type="float">
            <text:p>0.392</text:p>
          </table:table-cell>
          <table:table-cell office:value-type="float" office:value="87303" calcext:value-type="float">
            <text:p>87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.647" calcext:value-type="float">
            <text:p>2.647</text:p>
          </table:table-cell>
          <table:table-cell office:value-type="float" office:value="668067" calcext:value-type="float">
            <text:p>6680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06" calcext:value-type="float">
            <text:p>0.006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58" calcext:value-type="float">
            <text:p>1.58</text:p>
          </table:table-cell>
          <table:table-cell office:value-type="float" office:value="291678" calcext:value-type="float">
            <text:p>2916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0.45" calcext:value-type="float">
            <text:p>60.45</text:p>
          </table:table-cell>
          <table:table-cell office:value-type="float" office:value="13508540" calcext:value-type="float">
            <text:p>135085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16" calcext:value-type="float">
            <text:p>0.016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52479746" calcext:value-type="float">
            <text:p>524797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08" calcext:value-type="float">
            <text:p>0.08</text:p>
          </table:table-cell>
          <table:table-cell office:value-type="float" office:value="8546" calcext:value-type="float">
            <text:p>85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18" calcext:value-type="float">
            <text:p>0.18</text:p>
          </table:table-cell>
          <table:table-cell office:value-type="float" office:value="4378" calcext:value-type="float">
            <text:p>43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069" calcext:value-type="float">
            <text:p>0.069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26695144" calcext:value-type="float">
            <text:p>266951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.42" calcext:value-type="float">
            <text:p>8.42</text:p>
          </table:table-cell>
          <table:table-cell office:value-type="float" office:value="716861" calcext:value-type="float">
            <text:p>7168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.45" calcext:value-type="float">
            <text:p>3.45</text:p>
          </table:table-cell>
          <table:table-cell office:value-type="float" office:value="58464" calcext:value-type="float">
            <text:p>584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8.85" calcext:value-type="float">
            <text:p>18.85</text:p>
          </table:table-cell>
          <table:table-cell office:value-type="float" office:value="1661822" calcext:value-type="float">
            <text:p>16618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35693670" calcext:value-type="float">
            <text:p>3569367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42" calcext:value-type="float">
            <text:p>0.42</text:p>
          </table:table-cell>
          <table:table-cell office:value-type="float" office:value="41823" calcext:value-type="float">
            <text:p>418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.48" calcext:value-type="float">
            <text:p>1.48</text:p>
          </table:table-cell>
          <table:table-cell office:value-type="float" office:value="26918" calcext:value-type="float">
            <text:p>269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747" calcext:value-type="float">
            <text:p>0.747</text:p>
          </table:table-cell>
          <table:table-cell office:value-type="float" office:value="75461" calcext:value-type="float">
            <text:p>754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34984283" calcext:value-type="float">
            <text:p>349842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9181" calcext:value-type="float">
            <text:p>91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2625" calcext:value-type="float">
            <text:p>26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0506" calcext:value-type="float">
            <text:p>105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30896822" calcext:value-type="float">
            <text:p>308968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255" calcext:value-type="float">
            <text:p>0.255</text:p>
          </table:table-cell>
          <table:table-cell office:value-type="float" office:value="21323" calcext:value-type="float">
            <text:p>213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.01" calcext:value-type="float">
            <text:p>1.01</text:p>
          </table:table-cell>
          <table:table-cell office:value-type="float" office:value="14373" calcext:value-type="float">
            <text:p>143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19" calcext:value-type="float">
            <text:p>0.19</text:p>
          </table:table-cell>
          <table:table-cell office:value-type="float" office:value="15636" calcext:value-type="float">
            <text:p>156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26772981" calcext:value-type="float">
            <text:p>267729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36" calcext:value-type="float">
            <text:p>0.36</text:p>
          </table:table-cell>
          <table:table-cell office:value-type="float" office:value="26974" calcext:value-type="float">
            <text:p>269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54" calcext:value-type="float">
            <text:p>0.54</text:p>
          </table:table-cell>
          <table:table-cell office:value-type="float" office:value="7013" calcext:value-type="float">
            <text:p>70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79" calcext:value-type="float">
            <text:p>0.79</text:p>
          </table:table-cell>
          <table:table-cell office:value-type="float" office:value="58294" calcext:value-type="float">
            <text:p>582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21755385" calcext:value-type="float">
            <text:p>21755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9.33" calcext:value-type="float">
            <text:p>39.33</text:p>
          </table:table-cell>
          <table:table-cell office:value-type="float" office:value="3021959" calcext:value-type="float">
            <text:p>30219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9.46" calcext:value-type="float">
            <text:p>39.46</text:p>
          </table:table-cell>
          <table:table-cell office:value-type="float" office:value="473911" calcext:value-type="float">
            <text:p>4739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.03" calcext:value-type="float">
            <text:p>14.03</text:p>
          </table:table-cell>
          <table:table-cell office:value-type="float" office:value="1115206" calcext:value-type="float">
            <text:p>11152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00" calcext:value-type="float">
            <text:p>300</text:p>
          </table:table-cell>
          <table:table-cell office:value-type="float" office:value="22449114" calcext:value-type="float">
            <text:p>224491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.59" calcext:value-type="float">
            <text:p>2.59</text:p>
          </table:table-cell>
          <table:table-cell office:value-type="float" office:value="184795" calcext:value-type="float">
            <text:p>1847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.102" calcext:value-type="float">
            <text:p>2.102</text:p>
          </table:table-cell>
          <table:table-cell office:value-type="float" office:value="27212" calcext:value-type="float">
            <text:p>272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20975448" calcext:value-type="float">
            <text:p>209754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.73" calcext:value-type="float">
            <text:p>10.73</text:p>
          </table:table-cell>
          <table:table-cell office:value-type="float" office:value="718835" calcext:value-type="float">
            <text:p>7188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.45" calcext:value-type="float">
            <text:p>8.45</text:p>
          </table:table-cell>
          <table:table-cell office:value-type="float" office:value="90868" calcext:value-type="float">
            <text:p>9086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15826603" calcext:value-type="float">
            <text:p>158266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float" office:value="13829929" calcext:value-type="float">
            <text:p>138299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float" office:value="2878445" calcext:value-type="float">
            <text:p>28784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17004110" calcext:value-type="float">
            <text:p>170041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1.83" calcext:value-type="float">
            <text:p>11.83</text:p>
          </table:table-cell>
          <table:table-cell office:value-type="float" office:value="666323" calcext:value-type="float">
            <text:p>6663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.49" calcext:value-type="float">
            <text:p>3.49</text:p>
          </table:table-cell>
          <table:table-cell office:value-type="float" office:value="34343" calcext:value-type="float">
            <text:p>3434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21871053" calcext:value-type="float">
            <text:p>218710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5.81" calcext:value-type="float">
            <text:p>75.81</text:p>
          </table:table-cell>
          <table:table-cell office:value-type="float" office:value="4297164" calcext:value-type="float">
            <text:p>42971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8.95" calcext:value-type="float">
            <text:p>78.95</text:p>
          </table:table-cell>
          <table:table-cell office:value-type="float" office:value="679269" calcext:value-type="float">
            <text:p>6792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19362557" calcext:value-type="float">
            <text:p>193625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1955574" calcext:value-type="float">
            <text:p>119555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2496200" calcext:value-type="float">
            <text:p>24962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text:p>300</text:p>
          </table:table-cell>
          <table:table-cell office:value-type="float" office:value="25309614" calcext:value-type="float">
            <text:p>253096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.89" calcext:value-type="float">
            <text:p>10.89</text:p>
          </table:table-cell>
          <table:table-cell office:value-type="float" office:value="790252" calcext:value-type="float">
            <text:p>7902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.31" calcext:value-type="float">
            <text:p>38.31</text:p>
          </table:table-cell>
          <table:table-cell office:value-type="float" office:value="376013" calcext:value-type="float">
            <text:p>3760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26030118" calcext:value-type="float">
            <text:p>260301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05" calcext:value-type="float">
            <text:p>3.05</text:p>
          </table:table-cell>
          <table:table-cell office:value-type="float" office:value="220997" calcext:value-type="float">
            <text:p>2209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.53" calcext:value-type="float">
            <text:p>5.53</text:p>
          </table:table-cell>
          <table:table-cell office:value-type="float" office:value="56037" calcext:value-type="float">
            <text:p>560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978701" calcext:value-type="float">
            <text:p>109787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12537176" calcext:value-type="float">
            <text:p>125371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float" office:value="1945773" calcext:value-type="float">
            <text:p>19457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18973681" calcext:value-type="float">
            <text:p>1897368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.86" calcext:value-type="float">
            <text:p>5.86</text:p>
          </table:table-cell>
          <table:table-cell office:value-type="float" office:value="315959" calcext:value-type="float">
            <text:p>3159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1.23" calcext:value-type="float">
            <text:p>11.23</text:p>
          </table:table-cell>
          <table:table-cell office:value-type="float" office:value="91104" calcext:value-type="float">
            <text:p>9110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27841481" calcext:value-type="float">
            <text:p>278414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3.05" calcext:value-type="float">
            <text:p>23.05</text:p>
          </table:table-cell>
          <table:table-cell office:value-type="float" office:value="1450059" calcext:value-type="float">
            <text:p>145005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77.51" calcext:value-type="float">
            <text:p>77.51</text:p>
          </table:table-cell>
          <table:table-cell office:value-type="float" office:value="725380" calcext:value-type="float">
            <text:p>7253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22500604" calcext:value-type="float">
            <text:p>225006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.18" calcext:value-type="float">
            <text:p>31.18</text:p>
          </table:table-cell>
          <table:table-cell office:value-type="float" office:value="1895146" calcext:value-type="float">
            <text:p>189514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04.82" calcext:value-type="float">
            <text:p>204.82</text:p>
          </table:table-cell>
          <table:table-cell office:value-type="float" office:value="1765383" calcext:value-type="float">
            <text:p>17653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0" calcext:value-type="float">
            <text:p>300</text:p>
          </table:table-cell>
          <table:table-cell office:value-type="float" office:value="16338907" calcext:value-type="float">
            <text:p>163389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77.25" calcext:value-type="float">
            <text:p>177.25</text:p>
          </table:table-cell>
          <table:table-cell office:value-type="float" office:value="10372365" calcext:value-type="float">
            <text:p>103723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2413190" calcext:value-type="float">
            <text:p>241319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11192423" calcext:value-type="float">
            <text:p>111924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text:p>300</text:p>
          </table:table-cell>
          <table:table-cell office:value-type="float" office:value="15776552" calcext:value-type="float">
            <text:p>157765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office:value-type="float" office:value="1956981" calcext:value-type="float">
            <text:p>19569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29199706" calcext:value-type="float">
            <text:p>2919970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4.04" calcext:value-type="float">
            <text:p>34.04</text:p>
          </table:table-cell>
          <table:table-cell office:value-type="float" office:value="3267367" calcext:value-type="float">
            <text:p>32673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8.76" calcext:value-type="float">
            <text:p>18.76</text:p>
          </table:table-cell>
          <table:table-cell office:value-type="float" office:value="178064" calcext:value-type="float">
            <text:p>17806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00" calcext:value-type="float">
            <text:p>300</text:p>
          </table:table-cell>
          <table:table-cell office:value-type="float" office:value="11600003" calcext:value-type="float">
            <text:p>116000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15709753" calcext:value-type="float">
            <text:p>157097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1769382" calcext:value-type="float">
            <text:p>17693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00" calcext:value-type="float">
            <text:p>300</text:p>
          </table:table-cell>
          <table:table-cell office:value-type="float" office:value="31418892" calcext:value-type="float">
            <text:p>314188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6.03" calcext:value-type="float">
            <text:p>6.03</text:p>
          </table:table-cell>
          <table:table-cell office:value-type="float" office:value="442487" calcext:value-type="float">
            <text:p>44248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90061" calcext:value-type="float">
            <text:p>19006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00" calcext:value-type="float">
            <text:p>300</text:p>
          </table:table-cell>
          <table:table-cell office:value-type="float" office:value="12054594" calcext:value-type="float">
            <text:p>1205459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18892419" calcext:value-type="float">
            <text:p>188924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2.64" calcext:value-type="float">
            <text:p>52.64</text:p>
          </table:table-cell>
          <table:table-cell office:value-type="float" office:value="417531" calcext:value-type="float">
            <text:p>41753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12606898" calcext:value-type="float">
            <text:p>126068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16321643" calcext:value-type="float">
            <text:p>163216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office:value-type="float" office:value="2302474" calcext:value-type="float">
            <text:p>23024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  <table:table-cell office:value-type="float" office:value="13644697" calcext:value-type="float">
            <text:p>136446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19.24" calcext:value-type="float">
            <text:p>119.24</text:p>
          </table:table-cell>
          <table:table-cell office:value-type="float" office:value="6488324" calcext:value-type="float">
            <text:p>64883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89.87" calcext:value-type="float">
            <text:p>89.87</text:p>
          </table:table-cell>
          <table:table-cell office:value-type="float" office:value="685236" calcext:value-type="float">
            <text:p>68523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300" calcext:value-type="float">
            <text:p>300</text:p>
          </table:table-cell>
          <table:table-cell office:value-type="float" office:value="12112830" calcext:value-type="float">
            <text:p>1211283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14297460" calcext:value-type="float">
            <text:p>142974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1537171" calcext:value-type="float">
            <text:p>153717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12112830" calcext:value-type="float">
            <text:p>121128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00" calcext:value-type="float">
            <text:p>300</text:p>
          </table:table-cell>
          <table:table-cell office:value-type="float" office:value="13935557" calcext:value-type="float">
            <text:p>1393555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float" office:value="1617979" calcext:value-type="float">
            <text:p>161797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300" calcext:value-type="float">
            <text:p>300</text:p>
          </table:table-cell>
          <table:table-cell office:value-type="float" office:value="12682725" calcext:value-type="float">
            <text:p>126827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float" office:value="14646098" calcext:value-type="float">
            <text:p>1464609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300" calcext:value-type="float">
            <text:p>300</text:p>
          </table:table-cell>
          <table:table-cell office:value-type="float" office:value="1452282" calcext:value-type="float">
            <text:p>145228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1618146" calcext:value-type="float">
            <text:p>16181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300" calcext:value-type="float">
            <text:p>300</text:p>
          </table:table-cell>
          <table:table-cell office:value-type="float" office:value="3143483" calcext:value-type="float">
            <text:p>31434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263188" calcext:value-type="float">
            <text:p>2631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6:05:01.579139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11:00:11.960945923</meta:creation-date>
    <meta:generator>LibreOffice/6.0.7.3$Linux_X86_64 LibreOffice_project/00m0$Build-3</meta:generator>
    <dc:date>2021-06-21T16:10:15.001350776</dc:date>
    <meta:editing-duration>PT2H44M12S</meta:editing-duration>
    <meta:editing-cycles>51</meta:editing-cycles>
    <meta:document-statistic meta:table-count="1" meta:cell-count="592" meta:object-count="0"/>
  </office:meta>
</office:document-meta>
</file>